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text-underline-style="solid" style:text-underline-width="auto" style:text-underline-color="font-color"/>
    </style:style>
    <style:style style:name="T6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2FF3_5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2, FF 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Judaism--History.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9</text:p>
      <text:p text:style-name="P5">Number of Sheets<text:tab/><text:tab/><text:tab/><text:tab/>3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Front Cover]</text:p>
      <text:p text:style-name="P3">5th lecture on/</text:p>
      <text:p text:style-name="P3">Post-biblical history./</text:p>
      <text:p text:style-name="P3"/>
      <text:p text:style-name="P2">[Page 1]</text:p>
      <text:p text:style-name="P2">Brethren. <text:s/>We are now entering into the actual/ domains of post-biblical history. <text:s/>Venerable for its/ antiquity, and venerated for its reformatory work, is the/ Congress that met under the leadership of the most/ illustrious of Hebrew Scribes. <text:s/>A halo of sanctity/ encircles the brows of Ezra, and each of his coadjutors; for/ to them Judaism owes the creation of soul-exalting and soul-/delivering institutions. <text:s/>In the lecture, which I designed/ as an introduction to my present series, I referred to the/ Talmudical legend that gives the first Judeans, exiled to/ Babylon, the credit of having erected a Synagogue in/ a city <text:span text:style-name="T2">to</text:span><text:span text:style-name="T4"> whereto they had been transported. <text:s/>Indeed: some/ critics have ventured the opinion that lawful places of/ worship besides the central Temple existed in Palestine proper, before the conquest/ of Nebuchadnezzar. <text:s/>I am bold enough to acknowledge that I entertain </text:span><text:span text:style-name="T2">very</text:span><text:span text:style-name="T4"> strong doubts on/ </text:span><text:span text:style-name="T2">that point</text:span><text:span text:style-name="T4"> the correctness of such views. <text:s/>I am, on the contrary, forcibly led to believe/ that Synagogues are the results of wise deliberations taken/ by the men who constituted the august assembly, called/ </text:span><text:span text:style-name="T5">Keneseth Ha-gedolah</text:span><text:span text:style-name="T6">. <text:s/>To them is due a reform, whose/ high purposes we ourselves, even this day, have cause to appreciate./</text:span></text:p>
      <text:p text:style-name="P2"><text:span text:style-name="T6"/></text:p>
      <text:p text:style-name="P2"><text:span text:style-name="T6">[Page 2]</text:span></text:p>
      <text:p text:style-name="P2"><text:span text:style-name="T6">The </text:span><text:span text:style-name="T3">Temple</text:span><text:span text:style-name="T6"> Sanctuary founded by Zerubabel had been/ rebuilt and consecrated. <text:s/>Its altar reeked with </text:span><text:soft-page-break/><text:span text:style-name="T6">the/ blood of daily burnt-offerings. <text:s/>But the Temple-service/ and its atoning powers, </text:span><text:span text:style-name="T3">conbibuted</text:span><text:span text:style-name="T6"> contributed </text:span><text:span text:style-name="T3">very</text:span><text:span text:style-name="T6"> too scantily/ to the moral and intellectual elevation of the masses. <text:s/>Three/ times only during the year, the male portion of a scattered/ population bowed at the holy shrine in the metropolis./ <text:s/>Conceding that on </text:span><text:span text:style-name="T3">those</text:span><text:span text:style-name="T6"> the occasion of those national festivals,/ instruction accompanied the sacrifices--though the Penta-/-teuch ordered simply a Septennial public reading of the/ Law--</text:span><text:span text:style-name="T3">still</text:span><text:span text:style-name="T6"> we still cannot avoid admitting that a teaching/ received at long intervals could not possibly suffice to/ keep up the knowledge of human deities. <text:s/>True: the/ inspired legislator had not left Israel destitute of the/ means which would prevent stagnation. <text:s/>Moses had/ opened a source of ever fresh instruction, when he had/ demanded of parents the instilling of the precepts into/ the tender minds of their children, even "</text:span><text:span text:style-name="T3">to</text:span><text:span text:style-name="T6"> that they should speake of/ </text:span><text:span text:style-name="T3">them</text:span><text:span text:style-name="T6"> the word of God, when sitting in the house, when walking by/ the way, when lying down, and when rising up." <text:s/>But/ the great Synod understood well the causes of past </text:span><text:span text:style-name="T3">short-</text:span><text:span text:style-name="T6">/ backslidings </text:span><text:span text:style-name="T3">-comings</text:span><text:span text:style-name="T6">, and the urgent need of providing against their recurrence./</text:span></text:p>
      <text:p text:style-name="P2"><text:span text:style-name="T6"/></text:p>
      <text:p text:style-name="P2"><text:span text:style-name="T6">[Page 3]</text:span></text:p>
      <text:p text:style-name="P2"><text:span text:style-name="T6">It felt that to insure the permanence of the faith, despite/ </text:span><text:span text:style-name="T3">the</text:span><text:span text:style-name="T6"> surrounding dangers, new and more direct measures than heretofore must be resorted to./ <text:s/>What the Sanctuary at Jerusalem and each family hearth had/ failed to accomplish prior to the Babylonian captivity, Sy-/-nagogues will bring about. <text:s/>Rabbinism must try to effect/ </text:span><text:span text:style-name="T3">what</text:span><text:span text:style-name="T6"> the reform for which Prophetism labored mightily, but/ in vain. <text:s/>Knowledge must be widely diffused; popu-/-larized. <text:s/>It will be sowed broadcast, when plain,/ unpretending buildings, not rivalling[sic!] </text:span><text:span text:style-name="T3">the magnificence of</text:span><text:span text:style-name="T6">/ the Temple in its outward magnificence, but supplementing its national object, shall/ thickly fill the cities of Judea. <text:s/>There Holy Writ/ shall be read on Sabbaths and Holidays in the original, translated and explained/ in the vernacular--Hence the Chaldaic paraphrases, which/ form a prominent feature in post-biblical literature. <text:s/>There/ also some prayers of a common character shall be recited in a/ language easily understood--Hence the origin of the Hebrew/ liturgy, which in its essentials is substantially the same among/ all Jews. <text:s/>There meetings shall be held with great frequency,/ to enable persons of different pursuits in life to attend at one time/ or at another--Hence the practice of perusing a chapter from the/ Torah on Mondays and Thursdays./</text:span></text:p>
      <text:p text:style-name="P2"><text:span text:style-name="T6"/></text:p>
      <text:p text:style-name="P2"><text:span text:style-name="T6">[Page 4]</text:span></text:p>
      <text:p text:style-name="P2"><text:span text:style-name="T6">Such were the reforms advocated and carried out by/ the men of the famous Keneseth Ha-gedolah. <text:s/>And thus/ </text:span><text:span text:style-name="T3">did</text:span><text:span text:style-name="T6"> they endeavoured to ward off decay from their religion/ and people. <text:s/>But more than that </text:span><text:span text:style-name="T3">did</text:span><text:span text:style-name="T6"> our Sepherim/ did for the perpetuation of Judaism. <text:s/>They collected many of/ the prophetic and hagiographal writings, still in a/ floating state; </text:span><text:span text:style-name="T3">redeemed</text:span><text:span text:style-name="T6"> shielded them from any </text:span><text:span text:style-name="T3">any</text:span><text:span text:style-name="T6"> possible fear of/ being lost, and began the formation of the sacred canon, which/ is the fountain-head of an exhaustless knowledge. <text:s/>And an-/-xious that the spirit of the five books of Moses be preserved,/ they enacted rules and regulations </text:span><text:span text:style-name="T3">according with</text:span><text:span text:style-name="T6"> suiting the changes in/ the social and political </text:span><text:span text:style-name="T3">state</text:span><text:span text:style-name="T6"> condition of our fathers. <text:s/>To this Ne-/-hemiah had already set an example, when in order to remove the temp-/-tation of trafficking with foreign merchants, he command-/-ed that the gates of Jerusalem be shut from sun-set/ on the eve of the Sabbath to the following night./</text:span></text:p>
      <text:p text:style-name="P2"><text:span text:style-name="T6">But to fully enter into the </text:span><text:span text:style-name="T3">sentiments</text:span><text:span text:style-name="T6"> feelings which animated/ the one hundred and twenty men, who for very nigh/ two centuries watched in turn over the interests of their/ nation and country, we must reflect on the maxims/ which they never ceased to inculcated. <text:s/>They are these: "Be/ careful in judging; raise many disciples; and set up a peace for the/ Law."/</text:span></text:p>
      <text:p text:style-name="P2"><text:span text:style-name="T6"/></text:p>
      <text:p text:style-name="P2"><text:span text:style-name="T6">[Page 5]</text:span></text:p>
      <text:p text:style-name="P2"><text:span text:style-name="T6">I surmise that the President, or the most influential/ among the members of the Synod, addressed his colleagues/ with those aphorisms, as </text:span><text:span text:style-name="T3">a</text:span><text:span text:style-name="T6"> reminders of Solemn obli-/-gations. <text:s/>He first recommended extreme caution in con-/-demning or acquitting the litigants. <text:s/>The Judeans were/ allowed the exercise of self-government by Persian Kings./ <text:s/>That prerogative carried with it the power of </text:span><text:span text:style-name="T3">making</text:span><text:span text:style-name="T6"> issues such/ </text:span><text:soft-page-break/><text:span text:style-name="T6">ordinances as were conducive to the social meal, and to the observance/ of the faith. <text:s/>The enjoyment of that privilege was naturally/ prized above all things by a people so jealous as ours about/ their rights. <text:s/>But it became very imperative that individuals/ </text:span><text:span text:style-name="T3">vested</text:span><text:span text:style-name="T6"> clothed with authority should weild[sic!] it with a thought/ solely </text:span><text:span text:style-name="T3">du</text:span><text:span text:style-name="T6"> directed to the triumph of justice. <text:s/>A preju-/-dice, or an error might prove doubly disastrous./ <text:s/>It might expose the Jewish tribunal to contempt,--thus/ demoralising the entire community--and it might invite/ the heathen foreigner as an arbitrator, who, taking advan-/-tage of internal disaffections, would work the ruin of/ the commonwealth. <text:s/>You can now appreciate/ the deep significance of the first maxim. <text:s/>The/ second, which bid the wise Sopherim to educate/ a large number of pupils and increase disciples,/</text:span></text:p>
      <text:p text:style-name="P2"><text:span text:style-name="T6"/></text:p>
      <text:p text:style-name="P2"><text:span text:style-name="T6">[Page 6]</text:span></text:p>
      <text:p text:style-name="P2"><text:span text:style-name="T6">reechoed the noble sentiment, once expressed by/ the greatest of men, when he exclaimed: "Would that/ all the people of the Lord were prophets!" <text:s/>Learning/ shall not be confined to a few, nor to a privileged/ caste. <text:s/>The humblest whom nature has endowed/ with talents, shall receive encouragement and/ promotion. <text:s/>Their acquirements shall be put to/ the service of the national cause. <text:s/>So thought/ the far-sighted members of a truly reformatory congress./ <text:s/>During the first Temple, priests and levites were/ the custodians of the Law, and they applied its/ ordinances, as cases arose, in accordance with the oral/ instruction of their preceptors. <text:s/>But soon the/ appointed sentinels became guilty of desertion./ <text:s/>The cast the Torah behind their backs, to rush headlong/ after unlawful gain. <text:s/>The prophets with their/ fiery enthusiasm often burnt the faithless to/ the quick, and exposed their </text:span><text:span text:style-name="T3">vices</text:span><text:span text:style-name="T6"> pollutions to public/ disgrace. <text:s/>But to save a </text:span><text:span text:style-name="T3">people from destruction</text:span><text:span text:style-name="T6"> community from </text:span><text:span text:style-name="T3">a</text:span><text:span text:style-name="T6"> moral decline more/ is needed than simply to lay bare the vices of those/ who are seated in high </text:span><text:span text:style-name="T3">positions</text:span><text:span text:style-name="T6"> places./</text:span></text:p>
      <text:p text:style-name="P2"><text:span text:style-name="T6"/></text:p>
      <text:p text:style-name="P2"><text:span text:style-name="T6">[Page 7]</text:span></text:p>
      <text:p text:style-name="P2"><text:span text:style-name="T6"><text:tab/>Ezra and his synod </text:span><text:span text:style-name="T3">understood</text:span><text:span text:style-name="T6"> appreciated this </text:span><text:span text:style-name="T3">well</text:span><text:span text:style-name="T6"> truth, therefore/ they </text:span><text:span text:style-name="T3">provided an extended recommended</text:span><text:span text:style-name="T6"> urged education, an education reaching all classes/ of society; </text:span><text:span text:style-name="T3">for an education</text:span><text:span text:style-name="T6"> much wider in its scope/ than that once under the direction of priests or even </text:span><text:span text:style-name="T3">of</text:span><text:span text:style-name="T6"> as imparted in the schools of the prophets./ <text:s/>Colleges presided over by men of the people, whose culture/ and winning manners could induce the young </text:span><text:span text:style-name="T3">willingly</text:span><text:span text:style-name="T6"> indiscriminately/ to come and listen, began their work in Judea, agreeably to the/ second injunction of the Keneseth Ha-gedolah, "raise many/ disciples". <text:s/>But the third of their maxims is the/ most important in its consequences. <text:s/>The Sopherim/ were to "set up a fence for the Law." <text:s/>Real wisdom/ lies in </text:span><text:span text:style-name="T3">reserving the facilities for</text:span><text:span text:style-name="T6"> guarding against the commission of/ sin, not in </text:span><text:span text:style-name="T3">punish</text:span><text:span text:style-name="T6"> commensurately punishing sinners./ <text:s/>The same system which sensible parents pursue in the/ training of their children, should be followed by legis-/-lators. <text:s/>A vast deal of the evil which is brought con-/-stantly to light and creates scandal would be prevented,/ if a fence were set up for municipal or federal laws./ <text:s/></text:span><text:span text:style-name="T3">Regarding</text:span><text:span text:style-name="T6"> Respecting the applicability of that aphorism to/ the religious </text:span><text:span text:style-name="T3">conduct</text:span><text:span text:style-name="T6"> standard of Israelites, I may cite an/ illustration which current events suggest./</text:span></text:p>
      <text:p text:style-name="P2"><text:span text:style-name="T6">Moses and the prophets have emphasized the necessity/ </text:span></text:p>
      <text:p text:style-name="P2"><text:span text:style-name="T6"/></text:p>
      <text:p text:style-name="P2"><text:span text:style-name="T6">[Page 8]</text:span></text:p>
      <text:p text:style-name="P2"><text:span text:style-name="T6">of keeping holy each seventh day of the week./ <text:s/>That commandment does not exclude holiday wor-/-ship on other days. <text:s/>We know, on the contrary, that/ Rabbinically every morning and evening a public ser-/-vice ought to be offered. <text:s/>But now a very weighty/ question rises. <text:s/>The Sabbath of Moses and the pro-/-phets is neglected by a large number of Jews, who/ do not meet their brethren in faith in a Synagogue/ at any time during the week. <text:s/>On the first day,/ however, they are unoccupied, not voluntarily, but by/ compulsion. <text:s/>For, that day is devoted <text:s/>by a semi-/polytheistic majority to a worship recalling the supposi-/-tious divinity of a man-god. <text:s/>Ought the leisure/ imposed on the monotheistic minority be then devoted by the latter/ to a convocation which will virtually become a substitute/ for the Scriptural Sabbath? <text:s/>The Doctors who stand/ in heir of the ancient Sopherim have to decide. <text:s/>Were/ </text:span><text:soft-page-break/><text:span text:style-name="T6">I one, I would if asked, answer "No"; and base my refusal/ on the ground that teachers in Israel must set up a/ fence for the Law. <text:s/>Tu unitedly sing the praises of/ the Lord, and hear pulpit exhortations is not only allowable,/</text:span></text:p>
      <text:p text:style-name="P2"><text:span text:style-name="T6"/></text:p>
      <text:p text:style-name="P2"><text:span text:style-name="T6">[Page 9]</text:span></text:p>
      <text:p text:style-name="P2"><text:span text:style-name="T6">but becoming on a Sunday as on any day of the week,/ but when Israelites who do not otherwise assemble for/ prayer and instruction request to have these on the same day and at/ the same hours consecrated to prayer and instruction by/ an anti-Judaic church, a consent would <text:s/>be the lending of/ a hand for breaking the Law. <text:s/>It would be the gradual erasing/ of the Decalogue from the memory of the next generation/ and the paving of the way to apostacy[sic!]. <text:s/>Sunday services,/ as proposed, are not a direct violation of the written sta-/-tute, yet they are, under circumstances, an insidious enemy/ of the Torah. <text:s/>The disciples of the Sages, who </text:span><text:span text:style-name="T3">are con-</text:span><text:span text:style-name="T6"> continue/ </text:span><text:span text:style-name="T3">-scientiously wise</text:span><text:span text:style-name="T6"> faithful will raise a high fence to hinder the/ approach of that foe. <text:s/>They will never permit a con-/-vocation bearing likeness to the Sabbath, upon Sundays./ <text:s/>Oh! may the sentiment which pervaded the sainted fathers twenty three/ centuries ago, when they established Synagogues, be carried out by their successors./ <text:s/>May the minor sanctuaries intended to preserve Judaism, through the join in-/-vocations and mutual teachings of the believers in One uncreated God, remain for/ ever a rallying point to the children of our race. <text:s/>May we learn there to/ defend what Ezra the greatest of our Scribes, and Nehemiah his zealous co-/-worker, and all the men of the Keneseth Ha-Gedolah guarded against destru-/-ction. <text:s/>May the spirit of Judaism </text:span><text:span text:style-name="T3">hover above</text:span><text:span text:style-name="T6"> dwell within us </text:span><text:span text:style-name="T3">when we</text:span><text:span text:style-name="T6"> in our coming in and in our going out/ of the house of our </text:span><text:span text:style-name="T3">God</text:span><text:span text:style-name="T6"> Lord now and evermore./</text:span></text:p>
      <text:p text:style-name="P2"><text:span text:style-name="T6"/></text:p>
      <text:p text:style-name="P2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3T12:13:02.57</meta:creation-date>
    <meta:document-statistic meta:table-count="0" meta:image-count="0" meta:object-count="0" meta:page-count="5" meta:paragraph-count="83" meta:word-count="2049" meta:character-count="12977"/>
    <dc:date>2012-12-03T14:17:15.93</dc:date>
    <meta:editing-duration>PT3M41S</meta:editing-duration>
    <meta:editing-cycles>1</meta:editing-cycles>
    <meta:generator>OpenOffice.org/3.4.1$Win32 OpenOffice.org_project/341m1$Build-9593</meta:generator>
  </office:meta>
</office:document-meta>
</file>